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fo:color="#215E99"/>
    </style:style>
    <style:style style:name="P3" style:parent-style-name="Normal" style:family="paragraph">
      <style:text-properties fo:color="#C00000"/>
    </style:style>
    <style:style style:name="P4" style:parent-style-name="Normal" style:family="paragraph">
      <style:text-properties fo:color="#215E99"/>
    </style:style>
    <style:style style:name="P5" style:parent-style-name="Normal" style:family="paragraph">
      <style:text-properties fo:color="#124F1A"/>
    </style:style>
    <style:style style:name="P6" style:parent-style-name="Normal" style:family="paragraph">
      <style:text-properties fo:color="#C00000"/>
    </style:style>
    <style:style style:name="P7" style:parent-style-name="Normal" style:family="paragraph">
      <style:text-properties fo:color="#124F1A"/>
    </style:style>
    <style:style style:name="P8" style:parent-style-name="Normal" style:family="paragraph">
      <style:text-properties fo:color="#124F1A"/>
    </style:style>
    <style:style style:name="P9" style:parent-style-name="Normal" style:family="paragraph">
      <style:text-properties fo:color="#7030A0"/>
    </style:style>
    <style:style style:name="P10" style:parent-style-name="Normal" style:family="paragraph">
      <style:text-properties fo:color="#B2AF23"/>
    </style:style>
    <style:style style:name="P11" style:parent-style-name="Normal" style:family="paragraph">
      <style:text-properties fo:color="#B2AF23"/>
    </style:style>
    <style:style style:name="P12" style:parent-style-name="Normal" style:family="paragraph">
      <style:text-properties fo:color="#B2AF23"/>
    </style:style>
    <style:style style:name="P13" style:parent-style-name="Normal" style:family="paragraph">
      <style:text-properties fo:color="#BF4E14"/>
    </style:style>
    <style:style style:name="P14" style:parent-style-name="Normal" style:family="paragraph">
      <style:text-properties fo:color="#BF4E14"/>
    </style:style>
    <style:style style:name="P15" style:parent-style-name="Normal" style:family="paragraph">
      <style:text-properties fo:color="#7030A0"/>
    </style:style>
    <style:style style:name="P16" style:parent-style-name="Normal" style:family="paragraph">
      <style:text-properties fo:color="#7030A0"/>
    </style:style>
    <style:style style:name="P17" style:parent-style-name="Normal" style:family="paragraph">
      <style:text-properties fo:color="#7030A0"/>
    </style:style>
    <style:style style:name="P18" style:parent-style-name="Normal" style:family="paragraph">
      <style:text-properties fo:color="#B2AF23"/>
    </style:style>
    <style:style style:name="P19" style:parent-style-name="Normal" style:family="paragraph">
      <style:text-properties fo:color="#BF4E14"/>
    </style:style>
    <style:style style:name="P20" style:parent-style-name="Normal" style:family="paragraph">
      <style:text-properties fo:color="#124F1A"/>
    </style:style>
    <style:style style:name="P21" style:parent-style-name="Normal" style:family="paragraph">
      <style:text-properties fo:color="#215E99"/>
    </style:style>
    <style:style style:name="P22" style:parent-style-name="Normal" style:family="paragraph">
      <style:text-properties fo:color="#C00000"/>
    </style:style>
  </office:automatic-styles>
  <office:body>
    <office:text text:use-soft-page-breaks="true">
      <text:p text:style-name="P1">Guion de video de FIS</text:p>
      <text:p text:style-name="Normal"/>
      <text:p text:style-name="Normal">INICIO</text:p>
      <text:p text:style-name="P2">Estudiante A: Oye, estoy entre meterme a la UADY o a la UNIDEH para estudiar ingeniería de software, pero no sé cuál me conviene más.</text:p>
      <text:p text:style-name="P3">Estudiante B: Estoy igual, aunque<text:s/>yo digo que la UADY, tiene más prestigio.</text:p>
      <text:p text:style-name="P4">Estudiante A; Pero la UNIDEH también es buena, además he escuchado que te ayuda a formarte como emprendedor.</text:p>
      <text:p text:style-name="P5">Guía<text:s/>1: Eyy, los veo muy indecisos tratando de escoger una uni.</text:p>
      <text:p text:style-name="P6">Estudiante B: La verdad sí, ¿nos ayudas?</text:p>
      <text:p text:style-name="P7">Guía 1: Claroo, mi equipo y yo les vamos a mostrar la comparativa con base en la definición de la IEEE y los marcos de referencia ANIEI y ACM/IEEE para que tomen una decisión.</text:p>
      <text:p text:style-name="P8">Primero que nada, tanto la UADY como la UNIDEH buscan formar ingenieros capaces de aplicar el ciclo de vida del software de manera sistemática, disciplinada y cuantificable en diferentes entornos. También, los egresados deben ser competentes en el desarrollo, mantenimiento y administración de procesos de software.</text:p>
      <text:p text:style-name="P9">Guía 2:<text:s/>Algunas diferencias que tienen son que la UADY enfatiza la innovación en ingeniería de software y fortalece los fundamentos matemáticos y científicos.<text:line-break/>Por su parte, la UNIDEH pone mayor énfasis en el emprendimiento y en el tipo de empresas donde el egresado podrá desenvolverse, cabe mencionar que la carrera en UNIDEH es totalmente en línea.</text:p>
      <text:p text:style-name="P10">Guía 3: Ahora comparemos sus áreas de conocimiento, las cuales son las siguientes 8 definidas por la ANIEI.<text:s/></text:p>
      <text:p text:style-name="P11">Primero tenemos a UADY con este nivel de cumplimiento con su malla curricular.<text:s/></text:p>
      <text:p text:style-name="P12">Por otro<text:s/>lado,<text:s/>tenemos el nivel de cumplimiento de UNIDEH.</text:p>
      <text:p text:style-name="P13">Guía 4: Las competencias y algunas soft skills que desarrolla la UADY son: desarrollo y mantenimiento de software, administración de los procesos de software, innovación en ing de software, trabajo en equipo, liderazgo y responsabilidad social .</text:p>
      <text:p text:style-name="P14">En cambio, las de la UNIDEH son: desarrollo y mantenimiento de software, liderazgo empresarial, visión empresarial y eficiencia con ética y colaboración.</text:p>
      <text:p text:style-name="P15">Guía 2: Dichas competencias son promovidas por diferentes actividades en cada institución:</text:p>
      <text:p text:style-name="P16">UADY:<text:s/>Programar sistemas completos y colaborar en proyectos multidisciplinarios.</text:p>
      <text:p text:style-name="P17">UNIDEH: Fomentar el emprendimiento, ya sea en consultorías o empresas propias de asistencia, desarrollo y servicios tecnológicos.</text:p>
      <text:p text:style-name="P18">Guía 3: Para terminar, la UADY se distingue por su sólida base en matemáticas y un enfoque ético, formando profesionistas con gran capacidad de análisis y diseño. Mientras tanto, la UNIDEH apuesta por el emprendimiento, preparando egresados con visión empresarial y práctica.</text:p>
      <text:p text:style-name="P19">Guía 4: Eso sí, ambas tienen áreas de mejora: la UADY necesita integrar más metodologías modernas y la UNIDEH reforzar sus fundamentos matemáticos y técnicos.</text:p>
      <text:p text:style-name="P20">Guía 1: En conclusión: UADY y UNIDEH comparten bases sólidas, pero la primera es más científica y social, y la segunda más empresarial y práctica. La decisión depende de lo que busques en tu formación.</text:p>
      <text:p text:style-name="P21">Estudiante A: Ahora sí ya quedó claro<text:s/></text:p>
      <text:p text:style-name="P22">Estudiante B. Muchas gracias por su ayuda, hasta luego.</text:p>
      <text:p text:style-name="Normal">FIN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ITHEL GABRIEL SOBERANIS ALDANA</meta:initial-creator>
    <dc:creator>EITHEL GABRIEL SOBERANIS ALDANA</dc:creator>
    <meta:creation-date>2025-09-12T06:13:00Z</meta:creation-date>
    <dc:date>2025-09-12T06:13:00Z</dc:date>
    <meta:template xlink:href="Normal.dotm" xlink:type="simple"/>
    <meta:editing-cycles>1</meta:editing-cycles>
    <meta:editing-duration>PT5040S</meta:editing-duration>
    <meta:user-defined meta:name="ContentTypeId">0x010100A1899030763A214A9B4149792E8FEB1A</meta:user-defined>
    <meta:document-statistic meta:page-count="1" meta:paragraph-count="5" meta:word-count="445" meta:character-count="2982" meta:row-count="21" meta:non-whitespace-character-count="2542"/>
  </office:meta>
</office:document-meta>
</file>